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text-properties officeooo:rsid="002b10b0" officeooo:paragraph-rsid="002b10b0"/>
    </style:style>
    <style:style style:name="P2" style:family="paragraph" style:parent-style-name="Title">
      <style:text-properties officeooo:rsid="002b10b0" officeooo:paragraph-rsid="002b10b0"/>
    </style:style>
    <style:style style:name="P3" style:family="paragraph" style:parent-style-name="Text_20_body">
      <style:text-properties officeooo:rsid="002b10dd" officeooo:paragraph-rsid="002b10dd"/>
    </style:style>
    <style:style style:name="P4" style:family="paragraph" style:parent-style-name="Text_20_body">
      <style:text-properties officeooo:rsid="002c24db" officeooo:paragraph-rsid="002c24db"/>
    </style:style>
    <style:style style:name="P5"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6" style:family="paragraph" style:parent-style-name="Standard">
      <style:paragraph-properties style:line-height-at-least="0.503cm"/>
      <style:text-properties fo:color="#000000" loext:opacity="100%" style:font-name="Droid Sans Mono" fo:font-size="10.5pt" fo:font-weight="normal" fo:background-color="#ffffff"/>
    </style:style>
    <style:style style:name="P7"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paragraph-rsid="00306525" fo:background-color="#ffffff"/>
    </style:style>
    <style:style style:name="P8" style:family="paragraph" style:parent-style-name="Standard">
      <style:text-properties fo:color="#000000" loext:opacity="100%" style:font-name="Droid Sans Mono" fo:font-size="10.5pt" fo:font-weight="normal" officeooo:rsid="002dc266" officeooo:paragraph-rsid="002dc266" fo:background-color="#ffffff"/>
    </style:style>
    <style:style style:name="P9" style:family="paragraph" style:parent-style-name="Standard">
      <style:text-properties fo:color="#000000" loext:opacity="100%" style:font-name="Droid Sans Mono" fo:font-size="10.5pt" fo:font-weight="normal" officeooo:rsid="002f5469" officeooo:paragraph-rsid="002f5469" fo:background-color="#ffffff"/>
    </style:style>
    <style:style style:name="P10"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06525" officeooo:paragraph-rsid="00306525" fo:background-color="#ffffff"/>
    </style:style>
    <style:style style:name="P1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officeooo:rsid="0034372b" officeooo:paragraph-rsid="0035af03" fo:background-color="#ffffff"/>
    </style:style>
    <style:style style:name="P12" style:family="paragraph" style:parent-style-name="Standard">
      <style:paragraph-properties fo:margin-left="0cm" fo:margin-right="0cm" style:line-height-at-least="0.503cm" fo:text-indent="0cm" style:auto-text-indent="false"/>
      <style:text-properties fo:color="#000000" loext:opacity="100%" fo:background-color="#ffffff"/>
    </style:style>
    <style:style style:name="P13" style:family="paragraph" style:parent-style-name="Standard">
      <style:paragraph-properties fo:margin-left="0cm" fo:margin-right="0cm" style:line-height-at-least="0.503cm" fo:text-indent="0cm" style:auto-text-indent="false"/>
      <style:text-properties fo:color="#a31515" loext:opacity="100%" style:font-name="Droid Sans Mono" fo:font-size="10.5pt" fo:font-weight="normal" fo:background-color="#ffffff"/>
    </style:style>
    <style:style style:name="P14" style:family="paragraph" style:parent-style-name="Standard">
      <style:paragraph-properties fo:margin-left="0cm" fo:margin-right="0cm" style:line-height-at-least="0.503cm" fo:text-indent="0cm" style:auto-text-indent="false"/>
      <style:text-properties fo:color="#008000" loext:opacity="100%" style:font-name="Droid Sans Mono" fo:font-size="10.5pt" fo:font-weight="normal" fo:background-color="#ffffff"/>
    </style:style>
    <style:style style:name="P15" style:family="paragraph" style:parent-style-name="Standard">
      <style:paragraph-properties fo:margin-left="0cm" fo:margin-right="0cm" style:line-height-at-least="0.503cm" fo:text-indent="0cm" style:auto-text-indent="false"/>
      <style:text-properties fo:color="#800000" loext:opacity="100%" style:font-name="Droid Sans Mono" fo:font-size="10.5pt" fo:font-weight="normal" fo:background-color="#ffffff"/>
    </style:style>
    <style:style style:name="P16" style:family="paragraph" style:parent-style-name="Standard">
      <style:paragraph-properties style:line-height-at-least="0.503cm"/>
    </style:style>
    <style:style style:name="P17" style:family="paragraph" style:parent-style-name="Text_20_body">
      <style:text-properties officeooo:rsid="002dc266" officeooo:paragraph-rsid="002dc266"/>
    </style:style>
    <style:style style:name="P18" style:family="paragraph" style:parent-style-name="Standard">
      <style:text-properties officeooo:rsid="002dc266" officeooo:paragraph-rsid="002dc266"/>
    </style:style>
    <style:style style:name="P19" style:family="paragraph" style:parent-style-name="Standard">
      <style:text-properties officeooo:rsid="002f5469" officeooo:paragraph-rsid="002f5469"/>
    </style:style>
    <style:style style:name="P20" style:family="paragraph" style:parent-style-name="Text_20_body">
      <style:text-properties officeooo:rsid="0031dc96" officeooo:paragraph-rsid="0031dc96"/>
    </style:style>
    <style:style style:name="P21" style:family="paragraph" style:parent-style-name="Text_20_body">
      <style:text-properties officeooo:rsid="0032bd23" officeooo:paragraph-rsid="0032bd23"/>
    </style:style>
    <style:style style:name="P22" style:family="paragraph" style:parent-style-name="Code">
      <style:text-properties officeooo:paragraph-rsid="00366218"/>
    </style:style>
    <style:style style:name="P23" style:family="paragraph" style:parent-style-name="Text_20_body">
      <style:text-properties officeooo:rsid="003644f5" officeooo:paragraph-rsid="003644f5"/>
    </style:style>
    <style:style style:name="P24" style:family="paragraph" style:parent-style-name="Text_20_body">
      <style:text-properties officeooo:rsid="003644f5" officeooo:paragraph-rsid="00382920"/>
    </style:style>
    <style:style style:name="P25" style:family="paragraph" style:parent-style-name="Code">
      <style:text-properties officeooo:paragraph-rsid="00382920"/>
    </style:style>
    <style:style style:name="P26" style:family="paragraph" style:parent-style-name="Text_20_body">
      <style:text-properties officeooo:rsid="00382920" officeooo:paragraph-rsid="00382920"/>
    </style:style>
    <style:style style:name="P27" style:family="paragraph" style:parent-style-name="Heading_20_1">
      <style:text-properties officeooo:paragraph-rsid="002c24db"/>
    </style:style>
    <style:style style:name="P28" style:family="paragraph" style:parent-style-name="Heading_20_1">
      <style:text-properties officeooo:paragraph-rsid="002f5469"/>
    </style:style>
    <style:style style:name="P29" style:family="paragraph" style:parent-style-name="Heading_20_1">
      <style:text-properties officeooo:paragraph-rsid="00382920"/>
    </style:style>
    <style:style style:name="P30" style:family="paragraph" style:parent-style-name="Heading_20_1">
      <style:text-properties officeooo:rsid="00395ac7" officeooo:paragraph-rsid="00395ac7"/>
    </style:style>
    <style:style style:name="P31" style:family="paragraph" style:parent-style-name="Standard">
      <style:paragraph-properties fo:margin-left="0cm" fo:margin-right="0cm" style:line-height-at-least="0.503cm" fo:text-indent="0cm" style:auto-text-indent="false"/>
      <style:text-properties fo:color="#000000" loext:opacity="100%" style:font-name="Droid Sans Mono" fo:font-size="10.5pt" fo:font-weight="normal" fo:background-color="#ffffff"/>
    </style:style>
    <style:style style:name="P32" style:family="paragraph" style:parent-style-name="Standard">
      <style:text-properties fo:color="#000000" loext:opacity="100%" style:font-name="Droid Sans Mono" fo:font-size="10.5pt" fo:font-weight="normal" officeooo:rsid="00395ac7" officeooo:paragraph-rsid="00395ac7" fo:background-color="#ffffff"/>
    </style:style>
    <style:style style:name="P33" style:family="paragraph" style:parent-style-name="Standard">
      <style:text-properties fo:color="#800000" loext:opacity="100%" style:font-name="Droid Sans Mono" fo:font-size="10.5pt" fo:font-weight="normal" officeooo:rsid="00395ac7" officeooo:paragraph-rsid="00395ac7" fo:background-color="#ffffff"/>
    </style:style>
    <style:style style:name="P34" style:family="paragraph" style:parent-style-name="Text_20_body" style:list-style-name="L1">
      <style:text-properties officeooo:rsid="002b10b0" officeooo:paragraph-rsid="002b10b0"/>
    </style:style>
    <style:style style:name="P35" style:family="paragraph" style:parent-style-name="Text_20_body" style:list-style-name="L2">
      <style:text-properties officeooo:rsid="002b10b0" officeooo:paragraph-rsid="002b10b0"/>
    </style:style>
    <style:style style:name="P36" style:family="paragraph" style:parent-style-name="Text_20_body" style:list-style-name="L3">
      <style:text-properties officeooo:rsid="002b10dd" officeooo:paragraph-rsid="002b10dd"/>
    </style:style>
    <style:style style:name="P37" style:family="paragraph" style:parent-style-name="Text_20_body" style:list-style-name="L4">
      <style:text-properties officeooo:rsid="002b10dd" officeooo:paragraph-rsid="002b10dd"/>
    </style:style>
    <style:style style:name="P38" style:family="paragraph" style:parent-style-name="Text_20_body" style:list-style-name="L5">
      <style:text-properties officeooo:rsid="0031dc96" officeooo:paragraph-rsid="0031dc96"/>
    </style:style>
    <style:style style:name="P39" style:family="paragraph" style:parent-style-name="Text_20_body" style:list-style-name="L6">
      <style:text-properties officeooo:rsid="0032bd23" officeooo:paragraph-rsid="0032bd23"/>
    </style:style>
    <style:style style:name="P40" style:family="paragraph" style:parent-style-name="Text_20_body" style:list-style-name="L7">
      <style:text-properties officeooo:rsid="0032bd23" officeooo:paragraph-rsid="0032bd23"/>
    </style:style>
    <style:style style:name="P41" style:family="paragraph" style:parent-style-name="Text_20_body" style:list-style-name="L8">
      <style:text-properties officeooo:rsid="003644f5" officeooo:paragraph-rsid="003644f5"/>
    </style:style>
    <style:style style:name="P42" style:family="paragraph" style:parent-style-name="Text_20_body">
      <style:text-properties officeooo:rsid="00395ac7" officeooo:paragraph-rsid="00395ac7"/>
    </style:style>
    <style:style style:name="P43" style:family="paragraph" style:parent-style-name="Text_20_body">
      <style:text-properties officeooo:paragraph-rsid="00395ac7"/>
    </style:style>
    <style:style style:name="T1" style:family="text">
      <style:text-properties officeooo:rsid="002c24db"/>
    </style:style>
    <style:style style:name="T2" style:family="text">
      <style:text-properties fo:color="#0000ff" loext:opacity="100%"/>
    </style:style>
    <style:style style:name="T3" style:family="text">
      <style:text-properties fo:color="#0000ff" loext:opacity="100%" style:font-name="Droid Sans Mono" fo:font-size="10.5pt" fo:font-weight="normal" fo:background-color="#ffffff" loext:char-shading-value="0"/>
    </style:style>
    <style:style style:name="T4" style:family="text">
      <style:text-properties fo:color="#098658" loext:opacity="100%"/>
    </style:style>
    <style:style style:name="T5" style:family="text">
      <style:text-properties fo:color="#a31515" loext:opacity="100%"/>
    </style:style>
    <style:style style:name="T6" style:family="text">
      <style:text-properties fo:color="#811f3f" loext:opacity="100%"/>
    </style:style>
    <style:style style:name="T7" style:family="text">
      <style:text-properties fo:color="#800000" loext:opacity="100%"/>
    </style:style>
    <style:style style:name="T8" style:family="text">
      <style:text-properties fo:color="#800000" loext:opacity="100%" style:font-name="Droid Sans Mono" fo:font-size="10.5pt" fo:font-weight="normal" fo:background-color="#ffffff" loext:char-shading-value="0"/>
    </style:style>
    <style:style style:name="T9" style:family="text">
      <style:text-properties fo:color="#e50000" loext:opacity="100%"/>
    </style:style>
    <style:style style:name="T10" style:family="text">
      <style:text-properties fo:color="#e50000" loext:opacity="100%" style:font-name="Droid Sans Mono" fo:font-size="10.5pt" fo:font-weight="normal" fo:background-color="#ffffff" loext:char-shading-value="0"/>
    </style:style>
    <style:style style:name="T11" style:family="text">
      <style:text-properties fo:color="#0451a5" loext:opacity="100%"/>
    </style:style>
    <style:style style:name="T12" style:family="text">
      <style:text-properties officeooo:rsid="002f5469"/>
    </style:style>
    <style:style style:name="T13" style:family="text">
      <style:text-properties officeooo:rsid="00306525"/>
    </style:style>
    <style:style style:name="T14" style:family="text">
      <style:text-properties style:text-position="super 58%"/>
    </style:style>
    <style:style style:name="T15" style:family="text">
      <style:text-properties officeooo:rsid="0032bd23"/>
    </style:style>
    <style:style style:name="T16" style:family="text">
      <style:text-properties officeooo:rsid="0033934f"/>
    </style:style>
    <style:style style:name="T17" style:family="text">
      <style:text-properties fo:font-weight="normal"/>
    </style:style>
    <style:style style:name="T18" style:family="text">
      <style:text-properties fo:font-weight="normal" style:font-weight-asian="normal" style:font-weight-complex="normal"/>
    </style:style>
    <style:style style:name="T19" style:family="text">
      <style:text-properties fo:font-weight="normal" officeooo:rsid="0034372b" style:font-weight-asian="normal" style:font-weight-complex="normal"/>
    </style:style>
    <style:style style:name="T20" style:family="text">
      <style:text-properties officeooo:rsid="003644f5"/>
    </style:style>
    <style:style style:name="T21" style:family="text">
      <style:text-properties officeooo:rsid="00366218"/>
    </style:style>
    <style:style style:name="T22" style:family="text">
      <style:text-properties officeooo:rsid="00382920"/>
    </style:style>
    <style:style style:name="T23" style:family="text">
      <style:text-properties officeooo:rsid="00395ac7"/>
    </style:style>
    <style:style style:name="T24" style:family="text">
      <style:text-properties fo:color="#000000" loext:opacity="100%" style:font-name="Droid Sans Mono" fo:font-size="10.5pt" fo:font-weight="normal" fo:background-color="#ffffff" loext:char-shading-value="0"/>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mpts</text:p>
      <text:h text:style-name="Heading_20_1" text:outline-level="1">Recherche bêta-testeurs</text:h>
      <text:p text:style-name="P1">Texte de présentation d’une web application et recherche de bêta-testeurs.</text:p>
      <text:p text:style-name="P1">Faire l’analogie avec la construction d’une maison.</text:p>
      <text:list text:style-name="L1">
        <text:list-item>
          <text:p text:style-name="P34">Le terrain a été choisi : </text:p>
        </text:list-item>
      </text:list>
      <text:p text:style-name="P1"><text:a xlink:type="simple" xlink:href="https://myclub.alwaysdata.net/b.nw/Page.php?n=1" text:style-name="Internet_20_link" text:visited-style-name="Visited_20_Internet_20_Link">https://myclub.alwaysdata.net/b.nw/Page.php?n=1</text:a></text:p>
      <text:list text:style-name="L2">
        <text:list-item>
          <text:p text:style-name="P35">La viabilisation est réalisée. L’architecture du site et tout ce qui ne se voit pas comme la gestion des erreurs, des logs, des bases de données …</text:p>
        </text:list-item>
        <text:list-item>
          <text:p text:style-name="P35">Les murs porteurs sont construits : l’aspect général du site avec la barre de navigation.</text:p>
        </text:list-item>
        <text:list-item>
          <text:p text:style-name="P35">La porte principale : la connexion des utilisateurs pour l’accès à leurs données.</text:p>
        </text:list-item>
        <text:list-item>
          <text:p text:style-name="P35">Les pièces : l’application dispose d’un certain nombre de fonctionnalités pour certains groupes. Un utilisateur peut y accéder lorsqu’il fait partir du groupe concerné.</text:p>
        </text:list-item>
      </text:list>
      <text:p text:style-name="P1">Souligner qu’une application est faite pour ses utilisateurs.</text:p>
      <text:p text:style-name="P1">Je souhaite vous impliquer dès maintenant dans sa réalisation.</text:p>
      <text:p text:style-name="P3">Dans un premier temps j’ai besoin :</text:p>
      <text:list text:style-name="L3">
        <text:list-item>
          <text:p text:style-name="P36">Un « simple » adhérent pour tester :</text:p>
          <text:list>
            <text:list-item>
              <text:p text:style-name="P36">Gérer son compte</text:p>
            </text:list-item>
            <text:list-item>
              <text:p text:style-name="P36">Gérer ses préférences</text:p>
            </text:list-item>
          </text:list>
        </text:list-item>
      </text:list>
      <text:list text:style-name="L4">
        <text:list-item>
          <text:p text:style-name="P37">Un animateur pour tester</text:p>
          <text:list>
            <text:list-item>
              <text:p text:style-name="P37">Gérer des évènements</text:p>
            </text:list-item>
            <text:list-item>
              <text:p text:style-name="P37">Connaitre la liste des personnes intéressées par un évènement.</text:p>
            </text:list-item>
          </text:list>
        </text:list-item>
      </text:list>
      <text:p text:style-name="P3">Ce rôle vous permettra d’accéder aux visites de chantier avec l’architecte ;-)</text:p>
      <text:h text:style-name="P27" text:outline-level="1"><text:span text:style-name="T1">Remercier les</text:span> bêta-testeurs</text:h>
      <text:p text:style-name="P4">Je voudrais remercier individuellement les personnes qui ont accepté de faire les tests.</text:p>
      <text:p text:style-name="P4">J’en profiterais pour présenter la méthode.</text:p>
      <text:p text:style-name="P4">Lorsque qu’une fonctionnalité sera disponible, on organisera en fonction de nos disponibilités une visio conférence avec Jitsi Meet</text:p>
      <text:p text:style-name="P4"><text:a xlink:type="simple" xlink:href="https://visiocall.com/" text:style-name="Internet_20_link" text:visited-style-name="Visited_20_Internet_20_Link">https://visiocall.com/</text:a></text:p>
      <text:p text:style-name="P4">Le bêta-testeur partagera sa page web pour que je puisse me rendre compte de la manière qu’il découvre la fonctionnalité.</text:p>
      <text:p text:style-name="P4"><text:soft-page-break/>Nous discuterons des points d’améliorations éventuels à apporter.</text:p>
      <text:p text:style-name="P4">Une fois ceux-ci développés on refera le même cycle.</text:p>
      <text:p text:style-name="P4">Lorsque tous les points soulevés par les différents bêta-testeurs auront été traités, la fonctionnalité sera considérée comme opérationnelle.</text:p>
      <text:h text:style-name="Heading_20_1" text:outline-level="1">Proposer le premier test</text:h>
      <text:p text:style-name="P20"><text:span text:style-name="T16">Après avoir proposé de devenir bêta-testeur, et p</text:span>our faire suite <text:span text:style-name="T16">au message de remerciement adresser aux volontaires</text:span>, j’aimerais faire un nouveau courriel amical et humoristique pour inviter les bêta-testeurs à faire leur 1<text:span text:style-name="T14">er</text:span> test.</text:p>
      <text:p text:style-name="P21">Les remercier à nouveau d’avoir accepté cette mission.</text:p>
      <text:p text:style-name="P20">Le grand jour est arrivé, le premier test à faire est disponible ici :</text:p>
      <text:p text:style-name="P20"><text:a xlink:type="simple" xlink:href="https://myclub.alwaysdata.net/Tests/MyClub/V0.1/Page.php?n=1" text:style-name="Internet_20_link" text:visited-style-name="Visited_20_Internet_20_Link">https://myclub.alwaysdata.net/Tests/MyClub/V0.1/Page.php?n=1</text:a></text:p>
      <text:p text:style-name="P20">Les fonctionnalités à tester sont la connexion et la déconnexion.</text:p>
      <text:p text:style-name="P20">Comme bêta-testeur vous ne devez pas vous contenter de faire les actions demandées.</text:p>
      <text:p text:style-name="P20">Il faut essayer pour tous les moyens de mettre le programme en difficulté.</text:p>
      <text:p text:style-name="P20">Petit indice, j’utilise la programmation défensive. Toutes les données externes au programme sont considérées comme suspecte. De même seule les actions contextuellement logiques sont possibles. Permettre de se déconnecter alors qu’on est pas connecté, ne serait pas très logique.</text:p>
      <text:p text:style-name="P20">Chaque mise en difficulté du programme vous rapportera 1 point.</text:p>
      <text:p text:style-name="P20">Pour valider ce point vous devez :</text:p>
      <text:list text:style-name="L5">
        <text:list-item>
          <text:p text:style-name="P38">fournir la copie d’écran avec le message d’erreur</text:p>
        </text:list-item>
        <text:list-item>
          <text:p text:style-name="P38">indiquer la démarche pour que je puisse reproduire le problème afin de le corriger.</text:p>
        </text:list-item>
      </text:list>
      <text:p text:style-name="P20">Pour ce 1<text:span text:style-name="T14">er</text:span> test j’ai volontairement laissé un problème qui fait apparaître un message d’erreur. Serez-vous le trouver ?</text:p>
      <text:p text:style-name="P20">Comme indiqué dans un courriel précédent on se prévoit un rdv individuel d’une heure pour que vous me montriez comment vous manipulez le programme pour faire les opérations à tester. <text:span text:style-name="T15">A l’issue de cette séance vous indiquerez si c’est OK, pas OK, s’il faut faire des évolutions.</text:span></text:p>
      <text:p text:style-name="P21">Ci-joint mon emploi du temps pour la semaine de test. Répondez à tous en choisissant une case blanche. Ceci devrait permettre d’éviter que le même créneau soit choisi plusieurs fois. Ci cela arrive la première réponse se verra attribué le créneau, les suivantes devront un choisir un autre.</text:p>
      <text:p text:style-name="P21">Déroulement :</text:p>
      <text:list text:style-name="L6">
        <text:list-item>
          <text:p text:style-name="P39">Envoi de l’invitation (ce message une semaine avant les tests)</text:p>
        </text:list-item>
        <text:list-item>
          <text:p text:style-name="P39">Tests</text:p>
        </text:list-item>
        <text:list-item>
          <text:p text:style-name="P39">Envoi la semaine suivant les tests d’un compte rendu avec la synthèse :</text:p>
        </text:list-item>
      </text:list>
      <text:list text:style-name="L7">
        <text:list-item>
          <text:list>
            <text:list-item>
              <text:p text:style-name="P40">des problèmes détectés</text:p>
            </text:list-item>
            <text:list-item>
              <text:p text:style-name="P40"><text:soft-page-break/>des propositions d’évolutions</text:p>
            </text:list-item>
          </text:list>
        </text:list-item>
      </text:list>
      <text:h text:style-name="Heading_20_1" text:outline-level="1">Refactoring</text:h>
      <text:p text:style-name="P17">This classes display paged data. I would like a refactoring to follow DRY concept. Class « Display » is the model to follow with filtering as an option.</text:p>
      <text:p text:style-name="P8"><text:span text:style-name="T2">class</text:span> Display {</text:p>
      <text:p text:style-name="P5"><text:span text:style-name="T2">const</text:span> RECORDS_PER_PAGE = <text:span text:style-name="T4">10</text:span>;</text:p>
      <text:p text:style-name="P5"><text:span text:style-name="T2">private</text:span> $log;</text:p>
      <text:p text:style-name="P5"><text:span text:style-name="T2">public</text:span> <text:span text:style-name="T2">function</text:span> __construct() {</text:p>
      <text:p text:style-name="P5"><text:span text:style-name="T2">$this</text:span>-&gt;log = <text:span text:style-name="T2">new</text:span> Log();</text:p>
      <text:p text:style-name="P5">}</text:p>
      <text:p text:style-name="P5"><text:span text:style-name="T2">public</text:span> <text:span text:style-name="T2">function</text:span> displayGrid($currentPage = <text:span text:style-name="T4">1</text:span>, $filters = []) {</text:p>
      <text:p text:style-name="P5">$skip = ($currentPage - <text:span text:style-name="T4">1</text:span>) * <text:span text:style-name="T2">self</text:span>::RECORDS_PER_PAGE;</text:p>
      <text:p text:style-name="P5">$result = <text:span text:style-name="T2">$this</text:span>-&gt;log-&gt;get($skip, <text:span text:style-name="T2">self</text:span>::RECORDS_PER_PAGE, $filters);</text:p>
      <text:p text:style-name="P5">$totalPages = ceil($result[<text:span text:style-name="T5">'total'</text:span>] / <text:span text:style-name="T2">self</text:span>::RECORDS_PER_PAGE);</text:p>
      <text:p text:style-name="P5">$html = <text:span text:style-name="T5">'&lt;div class="visitor-grid"&gt;'</text:span>;</text:p>
      <text:p text:style-name="P5">$html .= <text:span text:style-name="T2">$this</text:span>-&gt;generateFilterForm($filters);</text:p>
      <text:p text:style-name="P5">$html .= <text:span text:style-name="T5">'&lt;table border="1" cellpadding="5"&gt;</text:span></text:p>
      <text:p text:style-name="P13">&lt;thead&gt;</text:p>
      <text:p text:style-name="P13">&lt;tr&gt;</text:p>
      <text:p text:style-name="P13">&lt;th&gt;OS&lt;/th&gt;</text:p>
      <text:p text:style-name="P13">&lt;th&gt;Browser&lt;/th&gt;</text:p>
      <text:p text:style-name="P13">&lt;th&gt;Screen&lt;/th&gt;</text:p>
      <text:p text:style-name="P13">&lt;th&gt;Client Type&lt;/th&gt;</text:p>
      <text:p text:style-name="P13">&lt;th&gt;URI&lt;/th&gt;</text:p>
      <text:p text:style-name="P13">&lt;th&gt;Email&lt;/th&gt;</text:p>
      <text:p text:style-name="P13">&lt;th&gt;Timestamp&lt;/th&gt;</text:p>
      <text:p text:style-name="P13">&lt;/tr&gt;</text:p>
      <text:p text:style-name="P13">&lt;/thead&gt;</text:p>
      <text:p text:style-name="P5"><text:span text:style-name="T5">&lt;tbody&gt;'</text:span>;</text:p>
      <text:p text:style-name="P5"><text:span text:style-name="T2">foreach</text:span> ($result[<text:span text:style-name="T5">'data'</text:span>] as $row) {</text:p>
      <text:p text:style-name="P5">$html .= <text:span text:style-name="T5">'&lt;tr&gt;'</text:span>;</text:p>
      <text:p text:style-name="P5"><text:span text:style-name="T2">foreach</text:span> ($row as $value) {</text:p>
      <text:p text:style-name="P5">$html .= <text:span text:style-name="T5">'&lt;td&gt;'</text:span> . htmlspecialchars($value) . <text:span text:style-name="T5">'&lt;/td&gt;'</text:span>;</text:p>
      <text:p text:style-name="P5">}</text:p>
      <text:p text:style-name="P5">$html .= <text:span text:style-name="T5">'&lt;/tr&gt;'</text:span>;</text:p>
      <text:p text:style-name="P5">}</text:p>
      <text:p text:style-name="P5">$html .= <text:span text:style-name="T5">'&lt;/tbody&gt;&lt;/table&gt;'</text:span>;</text:p>
      <text:p text:style-name="P5">$html .= <text:span text:style-name="T2">$this</text:span>-&gt;generatePaginationControls($currentPage, $totalPages);</text:p>
      <text:p text:style-name="P5">$html .= <text:span text:style-name="T5">'&lt;/div&gt;'</text:span>;</text:p>
      <text:p text:style-name="P5"><text:span text:style-name="T2">return</text:span> $html;</text:p>
      <text:p text:style-name="P5">}</text:p>
      <text:p text:style-name="P5"><text:span text:style-name="T2">private</text:span> <text:span text:style-name="T2">function</text:span> generateFilterForm($filters) {</text:p>
      <text:p text:style-name="P5">$os = isset($filters[<text:span text:style-name="T5">'Os'</text:span>]) ? htmlspecialchars($filters[<text:span text:style-name="T5">'Os'</text:span>]) : <text:span text:style-name="T5">''</text:span>;</text:p>
      <text:p text:style-name="P5">$browser = isset($filters[<text:span text:style-name="T5">'Browser'</text:span>]) ? htmlspecialchars($filters[<text:span text:style-name="T5">'Browser'</text:span>]) : <text:span text:style-name="T5">''</text:span>;</text:p>
      <text:p text:style-name="P5">$Type = isset($filters[<text:span text:style-name="T5">'Type'</text:span>]) ? htmlspecialchars($filters[<text:span text:style-name="T5">'Type'</text:span>]) : <text:span text:style-name="T5">''</text:span>;</text:p>
      <text:p text:style-name="P5">$Who = isset($filters[<text:span text:style-name="T5">'Who'</text:span>]) ? htmlspecialchars($filters[<text:span text:style-name="T5">'Who'</text:span>]) : <text:span text:style-name="T5">''</text:span>;</text:p>
      <text:p text:style-name="P5">$html = <text:span text:style-name="T5">'&lt;form method="GET" class="filter-form"&gt;</text:span></text:p>
      <text:p text:style-name="P5"><text:soft-page-break/><text:span text:style-name="T5">&lt;input type="text" name="os" placeholder="Filter OS" value="'</text:span> . $os . <text:span text:style-name="T5">'"&gt;</text:span></text:p>
      <text:p text:style-name="P5"><text:span text:style-name="T5">&lt;input type="text" name="browser" placeholder="Filter Browser" value="'</text:span> . $browser . <text:span text:style-name="T5">'"&gt;</text:span></text:p>
      <text:p text:style-name="P5"><text:span text:style-name="T5">&lt;input type="text" name="type" placeholder="Filter Type" value="'</text:span> . $Type . <text:span text:style-name="T5">'"&gt;</text:span></text:p>
      <text:p text:style-name="P5"><text:span text:style-name="T5">&lt;input type="text" name="email" placeholder="Filter Email" value="'</text:span> . $Who . <text:span text:style-name="T5">'"&gt;</text:span></text:p>
      <text:p text:style-name="P13">&lt;button type="submit"&gt;Filter&lt;/button&gt;</text:p>
      <text:p text:style-name="P5"><text:span text:style-name="T5">&lt;/form&gt;'</text:span>;</text:p>
      <text:p text:style-name="P5"><text:span text:style-name="T2">return</text:span> $html;</text:p>
      <text:p text:style-name="P5">}</text:p>
      <text:p text:style-name="P5"><text:span text:style-name="T2">private</text:span> <text:span text:style-name="T2">function</text:span> generatePaginationControls($currentPage, $totalPages) {</text:p>
      <text:p text:style-name="P5">$html = <text:span text:style-name="T5">'&lt;div class="pagination"&gt;'</text:span>;</text:p>
      <text:p text:style-name="P14">// First page button</text:p>
      <text:p text:style-name="P5">$html .= <text:span text:style-name="T5">'&lt;a href="?page=1" class="'</text:span> . ($currentPage == <text:span text:style-name="T4">1</text:span> ? <text:span text:style-name="T5">'disabled'</text:span> : <text:span text:style-name="T5">''</text:span>) . <text:span text:style-name="T5">'"&gt;⟪&lt;/a&gt;'</text:span>;</text:p>
      <text:p text:style-name="P14">// Previous page button</text:p>
      <text:p text:style-name="P5">$html .= <text:span text:style-name="T5">'&lt;a href="?page='</text:span> . ($currentPage - <text:span text:style-name="T4">1</text:span>) . <text:span text:style-name="T5">'" class="'</text:span> . ($currentPage == <text:span text:style-name="T4">1</text:span> ? <text:span text:style-name="T5">'disabled'</text:span> : <text:span text:style-name="T5">''</text:span>) . <text:span text:style-name="T5">'"&gt;←&lt;/a&gt;'</text:span>;</text:p>
      <text:p text:style-name="P14">// Page numbers</text:p>
      <text:p text:style-name="P5"><text:span text:style-name="T2">for</text:span> ($i = max(<text:span text:style-name="T4">1</text:span>, $currentPage - <text:span text:style-name="T4">2</text:span>); $i &lt;= min($totalPages, $currentPage + <text:span text:style-name="T4">2</text:span>); $i++) {</text:p>
      <text:p text:style-name="P5">$html .= <text:span text:style-name="T5">'&lt;a href="?page='</text:span> . $i . <text:span text:style-name="T5">'" class="'</text:span> . ($i == $currentPage ? <text:span text:style-name="T5">'active'</text:span> : <text:span text:style-name="T5">''</text:span>) . <text:span text:style-name="T5">'"&gt;'</text:span> . $i . <text:span text:style-name="T5">'&lt;/a&gt;'</text:span>;</text:p>
      <text:p text:style-name="P5">}</text:p>
      <text:p text:style-name="P14">// Next page button</text:p>
      <text:p text:style-name="P5">$html .= <text:span text:style-name="T5">'&lt;a href="?page='</text:span> . ($currentPage + <text:span text:style-name="T4">1</text:span>) . <text:span text:style-name="T5">'" class="'</text:span> . ($currentPage == $totalPages ? <text:span text:style-name="T5">'disabled'</text:span> : <text:span text:style-name="T5">''</text:span>) . <text:span text:style-name="T5">'"&gt;→&lt;/a&gt;'</text:span>;</text:p>
      <text:p text:style-name="P14">// Last page button</text:p>
      <text:p text:style-name="P5">$html .= <text:span text:style-name="T5">'&lt;a href="?page='</text:span> . $totalPages . <text:span text:style-name="T5">'" class="'</text:span> . ($currentPage == $totalPages ? <text:span text:style-name="T5">'disabled'</text:span> : <text:span text:style-name="T5">''</text:span>) . <text:span text:style-name="T5">'"&gt;⟫&lt;/a&gt;'</text:span>;</text:p>
      <text:p text:style-name="P5">$html .= <text:span text:style-name="T5">'&lt;/div&gt;'</text:span>;</text:p>
      <text:p text:style-name="P5"><text:span text:style-name="T2">return</text:span> $html;</text:p>
      <text:p text:style-name="P5">}</text:p>
      <text:p text:style-name="P5">}</text:p>
      <text:p text:style-name="P6"/>
      <text:p text:style-name="P8"><text:span text:style-name="T2">class</text:span> ErrorLogViewer {</text:p>
      <text:p text:style-name="P5"><text:span text:style-name="T2">private</text:span> $filename = ERROR_FILE;</text:p>
      <text:p text:style-name="P5"><text:span text:style-name="T2">private</text:span> $errorsPerPage = <text:span text:style-name="T4">10</text:span>;</text:p>
      <text:p text:style-name="P5"><text:span text:style-name="T2">private</text:span> $currentPage = <text:span text:style-name="T4">1</text:span>;</text:p>
      <text:p text:style-name="P5"><text:span text:style-name="T2">private</text:span> $totalErrors = <text:span text:style-name="T4">0</text:span>;</text:p>
      <text:p text:style-name="P5"><text:span text:style-name="T2">private</text:span> $errors = [];</text:p>
      <text:p text:style-name="P5"><text:span text:style-name="T2">private</text:span> $message = <text:span text:style-name="T5">''</text:span>;</text:p>
      <text:p text:style-name="P5"><text:span text:style-name="T2">public</text:span> <text:span text:style-name="T2">function</text:span> __construct() {</text:p>
      <text:p text:style-name="P5"><text:span text:style-name="T2">if</text:span> (isset($_POST[<text:span text:style-name="T5">'clear_log'</text:span>])) {</text:p>
      <text:p text:style-name="P5"><text:span text:style-name="T2">$this</text:span>-&gt;clearErrorLog();</text:p>
      <text:p text:style-name="P5"><text:span text:style-name="T2">$this</text:span>-&gt;message = <text:span text:style-name="T5">'Error log has been cleared.'</text:span>;</text:p>
      <text:p text:style-name="P5">}</text:p>
      <text:p text:style-name="P16"/>
      <text:p text:style-name="P5"><text:span text:style-name="T2">if</text:span> (isset($_GET[<text:span text:style-name="T5">'page'</text:span>])) {</text:p>
      <text:p text:style-name="P5"><text:span text:style-name="T2">$this</text:span>-&gt;currentPage = max(<text:span text:style-name="T4">1</text:span>, intval($_GET[<text:span text:style-name="T5">'page'</text:span>]));</text:p>
      <text:p text:style-name="P5">}</text:p>
      <text:p text:style-name="P5"><text:span text:style-name="T2">$this</text:span>-&gt;parseErrorLog();</text:p>
      <text:p text:style-name="P5">}</text:p>
      <text:p text:style-name="P5"><text:span text:style-name="T2">private</text:span> <text:span text:style-name="T2">function</text:span> parseErrorLog() {</text:p>
      <text:p text:style-name="P5"><text:span text:style-name="T2">if</text:span> (!file_exists(<text:span text:style-name="T2">$this</text:span>-&gt;filename)) {</text:p>
      <text:p text:style-name="P5"><text:soft-page-break/><text:span text:style-name="T2">return</text:span>;</text:p>
      <text:p text:style-name="P5">}</text:p>
      <text:p text:style-name="P5">$content = file_get_contents(<text:span text:style-name="T2">$this</text:span>-&gt;filename);</text:p>
      <text:p text:style-name="P5">$pattern = <text:span text:style-name="T6">'/\[(.</text:span>*<text:span text:style-name="T6">?)\] ErrorException: (.</text:span>*<text:span text:style-name="T6">?) in (.</text:span>*<text:span text:style-name="T6">?) on line (\d</text:span>+<text:span text:style-name="T6">)\nStack trace:\n((?:(?!</text:span>^<text:span text:style-name="T6">\[).</text:span>*<text:span text:style-name="T6">\n)</text:span>*<text:span text:style-name="T6">)/m'</text:span>;</text:p>
      <text:p text:style-name="P5">preg_match_all($pattern, $content, $matches, PREG_SET_ORDER);</text:p>
      <text:p text:style-name="P5"><text:span text:style-name="T2">foreach</text:span> ($matches as $match) {</text:p>
      <text:p text:style-name="P5"><text:span text:style-name="T2">$this</text:span>-&gt;errors[] = [</text:p>
      <text:p text:style-name="P5"><text:span text:style-name="T5">'datetime'</text:span> =&gt; $match[<text:span text:style-name="T4">1</text:span>],</text:p>
      <text:p text:style-name="P5"><text:span text:style-name="T5">'message'</text:span> =&gt; $match[<text:span text:style-name="T4">2</text:span>],</text:p>
      <text:p text:style-name="P5"><text:span text:style-name="T5">'file'</text:span> =&gt; str_replace(<text:span text:style-name="T5">'/var/www/sdb/b/2/cihy21/'</text:span>, <text:span text:style-name="T5">''</text:span>, $match[<text:span text:style-name="T4">3</text:span>]),</text:p>
      <text:p text:style-name="P5"><text:span text:style-name="T5">'line'</text:span> =&gt; $match[<text:span text:style-name="T4">4</text:span>],</text:p>
      <text:p text:style-name="P5"><text:span text:style-name="T5">'stack_trace'</text:span> =&gt; $match[<text:span text:style-name="T4">5</text:span>]</text:p>
      <text:p text:style-name="P5">];</text:p>
      <text:p text:style-name="P5">}</text:p>
      <text:p text:style-name="P5"><text:span text:style-name="T2">$this</text:span>-&gt;totalErrors = count(<text:span text:style-name="T2">$this</text:span>-&gt;errors);</text:p>
      <text:p text:style-name="P5">}</text:p>
      <text:p text:style-name="P5"><text:span text:style-name="T2">public</text:span> <text:span text:style-name="T2">function</text:span> clearErrorLog() {</text:p>
      <text:p text:style-name="P5"><text:span text:style-name="T2">if</text:span> (file_exists(<text:span text:style-name="T2">$this</text:span>-&gt;filename)) {</text:p>
      <text:p text:style-name="P5">file_put_contents(<text:span text:style-name="T2">$this</text:span>-&gt;filename, <text:span text:style-name="T5">''</text:span>);</text:p>
      <text:p text:style-name="P5"><text:span text:style-name="T2">$this</text:span>-&gt;errors = [];</text:p>
      <text:p text:style-name="P5"><text:span text:style-name="T2">$this</text:span>-&gt;totalErrors = <text:span text:style-name="T4">0</text:span>;</text:p>
      <text:p text:style-name="P5">}</text:p>
      <text:p text:style-name="P5">}</text:p>
      <text:p text:style-name="P5"><text:span text:style-name="T2">public</text:span> <text:span text:style-name="T2">function</text:span> getCurrentPageErrors() {</text:p>
      <text:p text:style-name="P5">$start = (<text:span text:style-name="T2">$this</text:span>-&gt;currentPage - <text:span text:style-name="T4">1</text:span>) * <text:span text:style-name="T2">$this</text:span>-&gt;errorsPerPage;</text:p>
      <text:p text:style-name="P5"><text:span text:style-name="T2">return</text:span> array_slice(<text:span text:style-name="T2">$this</text:span>-&gt;errors, $start, <text:span text:style-name="T2">$this</text:span>-&gt;errorsPerPage);</text:p>
      <text:p text:style-name="P5">}</text:p>
      <text:p text:style-name="P5"><text:span text:style-name="T2">public</text:span> <text:span text:style-name="T2">function</text:span> getTotalPages() {</text:p>
      <text:p text:style-name="P5"><text:span text:style-name="T2">return</text:span> max(<text:span text:style-name="T4">1</text:span>, ceil(<text:span text:style-name="T2">$this</text:span>-&gt;totalErrors / <text:span text:style-name="T2">$this</text:span>-&gt;errorsPerPage));</text:p>
      <text:p text:style-name="P5">}</text:p>
      <text:p text:style-name="P5"><text:span text:style-name="T2">public</text:span> <text:span text:style-name="T2">function</text:span> render() {</text:p>
      <text:p text:style-name="P5">$totalPages = <text:span text:style-name="T2">$this</text:span>-&gt;getTotalPages();</text:p>
      <text:p text:style-name="P5">$errors = <text:span text:style-name="T2">$this</text:span>-&gt;getCurrentPageErrors();</text:p>
      <text:p text:style-name="P15">?&gt;</text:p>
      <text:p text:style-name="P5"><text:span text:style-name="T7">&lt;!DOCTYPE</text:span> <text:span text:style-name="T9">html</text:span><text:span text:style-name="T7">&gt;</text:span></text:p>
      <text:p text:style-name="P15">&lt;html&gt;</text:p>
      <text:p text:style-name="P15">&lt;head&gt;</text:p>
      <text:p text:style-name="P5"><text:span text:style-name="T7">&lt;title&gt;</text:span>Error Log Viewer<text:span text:style-name="T7">&lt;/title&gt;</text:span></text:p>
      <text:p text:style-name="P15">&lt;style&gt;</text:p>
      <text:p text:style-name="P5"><text:span text:style-name="T7">table</text:span> { <text:span text:style-name="T9">width</text:span>: <text:span text:style-name="T4">100%</text:span>; <text:span text:style-name="T9">border-collapse</text:span>: <text:span text:style-name="T11">collapse</text:span>; <text:span text:style-name="T9">margin</text:span>: <text:span text:style-name="T4">20px</text:span> <text:span text:style-name="T4">0</text:span>; }</text:p>
      <text:p text:style-name="P5"><text:span text:style-name="T7">th</text:span>, <text:span text:style-name="T7">td</text:span> { <text:span text:style-name="T9">padding</text:span>: <text:span text:style-name="T4">8px</text:span>; <text:span text:style-name="T9">border</text:span>: <text:span text:style-name="T4">1px</text:span> <text:span text:style-name="T11">solid</text:span> <text:span text:style-name="T11">#ddd</text:span>; <text:span text:style-name="T9">text-align</text:span>: <text:span text:style-name="T11">left</text:span>; }</text:p>
      <text:p text:style-name="P5"><text:span text:style-name="T7">th</text:span> { <text:span text:style-name="T9">background-color</text:span>: <text:span text:style-name="T11">#f5f5f5</text:span>; }</text:p>
      <text:p text:style-name="P5"><text:span text:style-name="T7">.tooltip</text:span> { <text:span text:style-name="T9">position</text:span>: <text:span text:style-name="T11">relative</text:span>; <text:span text:style-name="T9">display</text:span>: <text:span text:style-name="T11">inline-block</text:span>; <text:span text:style-name="T9">cursor</text:span>: <text:span text:style-name="T11">pointer</text:span>; }</text:p>
      <text:p text:style-name="P5"><text:span text:style-name="T7">.tooltip</text:span> <text:span text:style-name="T7">.tooltiptext</text:span> {</text:p>
      <text:p text:style-name="P5"><text:span text:style-name="T9">visibility</text:span>: <text:span text:style-name="T11">hidden</text:span>;</text:p>
      <text:p text:style-name="P5"><text:span text:style-name="T9">width</text:span>: <text:span text:style-name="T4">500px</text:span>;</text:p>
      <text:p text:style-name="P5"><text:span text:style-name="T9">background-color</text:span>: <text:span text:style-name="T11">black</text:span>;</text:p>
      <text:p text:style-name="P5"><text:span text:style-name="T9">color</text:span>: <text:span text:style-name="T11">#fff</text:span>;</text:p>
      <text:p text:style-name="P5"><text:span text:style-name="T9">text-align</text:span>: <text:span text:style-name="T11">left</text:span>;</text:p>
      <text:p text:style-name="P5"><text:span text:style-name="T9">padding</text:span>: <text:span text:style-name="T4">5px</text:span>;</text:p>
      <text:p text:style-name="P5"><text:soft-page-break/><text:span text:style-name="T9">position</text:span>: <text:span text:style-name="T11">absolute</text:span>;</text:p>
      <text:p text:style-name="P5"><text:span text:style-name="T9">z-index</text:span>: <text:span text:style-name="T4">1</text:span>;</text:p>
      <text:p text:style-name="P5"><text:span text:style-name="T9">bottom</text:span>: <text:span text:style-name="T4">125%</text:span>;</text:p>
      <text:p text:style-name="P5"><text:span text:style-name="T9">left</text:span>: <text:span text:style-name="T4">50%</text:span>;</text:p>
      <text:p text:style-name="P5"><text:span text:style-name="T9">margin-left</text:span>: <text:span text:style-name="T4">-250px</text:span>;</text:p>
      <text:p text:style-name="P5"><text:span text:style-name="T9">white-space</text:span>: <text:span text:style-name="T11">pre</text:span>;</text:p>
      <text:p text:style-name="P5">}</text:p>
      <text:p text:style-name="P5"><text:span text:style-name="T7">.tooltip:hover</text:span> <text:span text:style-name="T7">.tooltiptext</text:span> { <text:span text:style-name="T9">visibility</text:span>: <text:span text:style-name="T11">visible</text:span>; }</text:p>
      <text:p text:style-name="P5"><text:span text:style-name="T7">.navigation</text:span> { <text:span text:style-name="T9">margin</text:span>: <text:span text:style-name="T4">20px</text:span> <text:span text:style-name="T4">0</text:span>; }</text:p>
      <text:p text:style-name="P5"><text:span text:style-name="T7">.navigation</text:span> <text:span text:style-name="T7">a</text:span>, <text:span text:style-name="T7">.navigation</text:span> <text:span text:style-name="T7">button</text:span> {</text:p>
      <text:p text:style-name="P5"><text:span text:style-name="T9">padding</text:span>: <text:span text:style-name="T4">5px</text:span> <text:span text:style-name="T4">10px</text:span>;</text:p>
      <text:p text:style-name="P5"><text:span text:style-name="T9">margin</text:span>: <text:span text:style-name="T4">0</text:span> <text:span text:style-name="T4">5px</text:span>;</text:p>
      <text:p text:style-name="P5"><text:span text:style-name="T9">text-decoration</text:span>: <text:span text:style-name="T11">none</text:span>;</text:p>
      <text:p text:style-name="P5"><text:span text:style-name="T9">border</text:span>: <text:span text:style-name="T4">1px</text:span> <text:span text:style-name="T11">solid</text:span> <text:span text:style-name="T11">#ddd</text:span>;</text:p>
      <text:p text:style-name="P5"><text:span text:style-name="T9">background-color</text:span>: <text:span text:style-name="T11">#f5f5f5</text:span>;</text:p>
      <text:p text:style-name="P5"><text:span text:style-name="T9">color</text:span>: <text:span text:style-name="T11">#333</text:span>;</text:p>
      <text:p text:style-name="P5">}</text:p>
      <text:p text:style-name="P5"><text:span text:style-name="T7">.message</text:span> { </text:p>
      <text:p text:style-name="P5"><text:span text:style-name="T9">padding</text:span>: <text:span text:style-name="T4">10px</text:span>; </text:p>
      <text:p text:style-name="P5"><text:span text:style-name="T9">margin</text:span>: <text:span text:style-name="T4">10px</text:span> <text:span text:style-name="T4">0</text:span>; </text:p>
      <text:p text:style-name="P5"><text:span text:style-name="T9">background-color</text:span>: <text:span text:style-name="T11">#dff0d8</text:span>; </text:p>
      <text:p text:style-name="P5"><text:span text:style-name="T9">border</text:span>: <text:span text:style-name="T4">1px</text:span> <text:span text:style-name="T11">solid</text:span> <text:span text:style-name="T11">#d6e9c6</text:span>; </text:p>
      <text:p text:style-name="P5"><text:span text:style-name="T9">color</text:span>: <text:span text:style-name="T11">#3c763d</text:span>; </text:p>
      <text:p text:style-name="P5">}</text:p>
      <text:p text:style-name="P15">&lt;/style&gt;</text:p>
      <text:p text:style-name="P15">&lt;/head&gt;</text:p>
      <text:p text:style-name="P15">&lt;body&gt;</text:p>
      <text:p text:style-name="P5"><text:span text:style-name="T7">&lt;?php</text:span> <text:span text:style-name="T2">if</text:span> (<text:span text:style-name="T2">$this</text:span>-&gt;message): <text:span text:style-name="T7">?&gt;</text:span></text:p>
      <text:p text:style-name="P5"><text:span text:style-name="T7">&lt;div</text:span> <text:span text:style-name="T9">class</text:span>=<text:span text:style-name="T2">"message"</text:span><text:span text:style-name="T7">&gt;&lt;?php</text:span> echo htmlspecialchars(<text:span text:style-name="T2">$this</text:span>-&gt;message); <text:span text:style-name="T7">?&gt;&lt;/div&gt;</text:span></text:p>
      <text:p text:style-name="P5"><text:span text:style-name="T7">&lt;?php</text:span> <text:span text:style-name="T2">endif</text:span>; <text:span text:style-name="T7">?&gt;</text:span></text:p>
      <text:p text:style-name="P16"/>
      <text:p text:style-name="P5"><text:span text:style-name="T7">&lt;div</text:span> <text:span text:style-name="T9">class</text:span>=<text:span text:style-name="T2">"navigation"</text:span><text:span text:style-name="T7">&gt;</text:span></text:p>
      <text:p text:style-name="P5"><text:span text:style-name="T7">&lt;a</text:span> <text:span text:style-name="T9">href</text:span>=<text:span text:style-name="T2">"?page=1"</text:span><text:span text:style-name="T7">&gt;</text:span>First<text:span text:style-name="T7">&lt;/a&gt;</text:span></text:p>
      <text:p text:style-name="P5"><text:span text:style-name="T7">&lt;a</text:span> <text:span text:style-name="T9">href</text:span>=<text:span text:style-name="T2">"?page=</text:span><text:span text:style-name="T7">&lt;?php</text:span> echo max(<text:span text:style-name="T4">1</text:span>, <text:span text:style-name="T2">$this</text:span>-&gt;currentPage - <text:span text:style-name="T4">1</text:span>); <text:span text:style-name="T7">?&gt;</text:span><text:span text:style-name="T2">"</text:span><text:span text:style-name="T7">&gt;</text:span>Previous<text:span text:style-name="T7">&lt;/a&gt;</text:span></text:p>
      <text:p text:style-name="P5"><text:span text:style-name="T7">&lt;span&gt;</text:span>Page <text:span text:style-name="T7">&lt;?php</text:span> echo <text:span text:style-name="T2">$this</text:span>-&gt;currentPage; <text:span text:style-name="T7">?&gt;</text:span> of <text:span text:style-name="T7">&lt;?php</text:span> echo $totalPages; <text:span text:style-name="T7">?&gt;&lt;/span&gt;</text:span></text:p>
      <text:p text:style-name="P5"><text:span text:style-name="T7">&lt;a</text:span> <text:span text:style-name="T9">href</text:span>=<text:span text:style-name="T2">"?page=</text:span><text:span text:style-name="T7">&lt;?php</text:span> echo min($totalPages, <text:span text:style-name="T2">$this</text:span>-&gt;currentPage + <text:span text:style-name="T4">1</text:span>); <text:span text:style-name="T7">?&gt;</text:span><text:span text:style-name="T2">"</text:span><text:span text:style-name="T7">&gt;</text:span>Next<text:span text:style-name="T7">&lt;/a&gt;</text:span></text:p>
      <text:p text:style-name="P5"><text:span text:style-name="T7">&lt;form</text:span> <text:span text:style-name="T9">method</text:span>=<text:span text:style-name="T2">"post"</text:span> <text:span text:style-name="T9">style</text:span>=<text:span text:style-name="T2">"display: inline;"</text:span><text:span text:style-name="T7">&gt;</text:span></text:p>
      <text:p text:style-name="P5"><text:span text:style-name="T7">&lt;button</text:span> <text:span text:style-name="T9">type</text:span>=<text:span text:style-name="T2">"submit"</text:span> <text:span text:style-name="T9">name</text:span>=<text:span text:style-name="T2">"clear_log"</text:span> <text:span text:style-name="T9">onclick</text:span>=<text:span text:style-name="T2">"return confirm(</text:span><text:span text:style-name="T5">'Are you sure you want to clear the error log?'</text:span><text:span text:style-name="T2">);"</text:span><text:span text:style-name="T7">&gt;</text:span></text:p>
      <text:p text:style-name="P5">Clear Log</text:p>
      <text:p text:style-name="P15">&lt;/button&gt;</text:p>
      <text:p text:style-name="P15">&lt;/form&gt;</text:p>
      <text:p text:style-name="P15">&lt;/div&gt;</text:p>
      <text:p text:style-name="P15">&lt;table&gt;</text:p>
      <text:p text:style-name="P15">&lt;thead&gt;</text:p>
      <text:p text:style-name="P15">&lt;tr&gt;</text:p>
      <text:p text:style-name="P5"><text:span text:style-name="T7">&lt;th&gt;</text:span>Date Time<text:span text:style-name="T7">&lt;/th&gt;</text:span></text:p>
      <text:p text:style-name="P5"><text:span text:style-name="T7">&lt;th&gt;</text:span>File<text:span text:style-name="T7">&lt;/th&gt;</text:span></text:p>
      <text:p text:style-name="P5"><text:span text:style-name="T7">&lt;th&gt;</text:span>Line<text:span text:style-name="T7">&lt;/th&gt;</text:span></text:p>
      <text:p text:style-name="P5"><text:span text:style-name="T7">&lt;th&gt;</text:span>Stack Trace<text:span text:style-name="T7">&lt;/th&gt;</text:span></text:p>
      <text:p text:style-name="P15"><text:soft-page-break/>&lt;/tr&gt;</text:p>
      <text:p text:style-name="P15">&lt;/thead&gt;</text:p>
      <text:p text:style-name="P15">&lt;tbody&gt;</text:p>
      <text:p text:style-name="P5"><text:span text:style-name="T7">&lt;?php</text:span> <text:span text:style-name="T2">foreach</text:span> ($errors as $error): <text:span text:style-name="T7">?&gt;</text:span></text:p>
      <text:p text:style-name="P15">&lt;tr&gt;</text:p>
      <text:p text:style-name="P5"><text:span text:style-name="T7">&lt;td&gt;&lt;?php</text:span> echo htmlspecialchars($error[<text:span text:style-name="T5">'datetime'</text:span>]); <text:span text:style-name="T7">?&gt;&lt;/td&gt;</text:span></text:p>
      <text:p text:style-name="P5"><text:span text:style-name="T7">&lt;td&gt;&lt;?php</text:span> echo htmlspecialchars($error[<text:span text:style-name="T5">'file'</text:span>]); <text:span text:style-name="T7">?&gt;&lt;/td&gt;</text:span></text:p>
      <text:p text:style-name="P5"><text:span text:style-name="T7">&lt;td&gt;&lt;?php</text:span> echo htmlspecialchars($error[<text:span text:style-name="T5">'line'</text:span>]); <text:span text:style-name="T7">?&gt;&lt;/td&gt;</text:span></text:p>
      <text:p text:style-name="P15">&lt;td&gt;</text:p>
      <text:p text:style-name="P5"><text:span text:style-name="T7">&lt;div</text:span> <text:span text:style-name="T9">class</text:span>=<text:span text:style-name="T2">"tooltip"</text:span><text:span text:style-name="T7">&gt;</text:span></text:p>
      <text:p text:style-name="P12">📖</text:p>
      <text:p text:style-name="P5"><text:span text:style-name="T7">&lt;pre</text:span> <text:span text:style-name="T9">class</text:span>=<text:span text:style-name="T2">"tooltiptext"</text:span><text:span text:style-name="T7">&gt;&lt;?php</text:span> echo htmlspecialchars($error[<text:span text:style-name="T5">'stack_trace'</text:span>]); <text:span text:style-name="T7">?&gt;&lt;/pre&gt;</text:span></text:p>
      <text:p text:style-name="P15">&lt;/div&gt;</text:p>
      <text:p text:style-name="P15">&lt;/td&gt;</text:p>
      <text:p text:style-name="P15">&lt;/tr&gt;</text:p>
      <text:p text:style-name="P5"><text:span text:style-name="T7">&lt;?php</text:span> <text:span text:style-name="T2">endforeach</text:span>; <text:span text:style-name="T7">?&gt;</text:span></text:p>
      <text:p text:style-name="P15">&lt;/tbody&gt;</text:p>
      <text:p text:style-name="P15">&lt;/table&gt;</text:p>
      <text:p text:style-name="P15">&lt;/body&gt;</text:p>
      <text:p text:style-name="P15">&lt;/html&gt;</text:p>
      <text:p text:style-name="P16"/>
      <text:p text:style-name="P15">&lt;?php</text:p>
      <text:p text:style-name="P5">}</text:p>
      <text:p text:style-name="P5">}</text:p>
      <text:h text:style-name="P28" text:outline-level="1">Refactoring</text:h>
      <text:p text:style-name="P8"><text:span text:style-name="T2">abstract</text:span> <text:span text:style-name="T2">class</text:span> PagedDataDisplay {</text:p>
      <text:p text:style-name="P5"><text:span text:style-name="T2">protected</text:span> <text:span text:style-name="T2">const</text:span> RECORDS_PER_PAGE = <text:span text:style-name="T4">10</text:span>;</text:p>
      <text:p text:style-name="P5"><text:span text:style-name="T2">protected</text:span> $currentPage = <text:span text:style-name="T4">1</text:span>;</text:p>
      <text:p text:style-name="P5"><text:span text:style-name="T2">protected</text:span> $totalPages = <text:span text:style-name="T4">1</text:span>;</text:p>
      <text:p text:style-name="P5"><text:span text:style-name="T2">protected</text:span> $data = [];</text:p>
      <text:p text:style-name="P5"><text:span text:style-name="T2">protected</text:span> $filters = [];</text:p>
      <text:p text:style-name="P16"/>
      <text:p text:style-name="P5"><text:span text:style-name="T2">public</text:span> <text:span text:style-name="T2">function</text:span> __construct($page = <text:span text:style-name="T4">1</text:span>, $filters = []) {</text:p>
      <text:p text:style-name="P5"><text:span text:style-name="T2">$this</text:span>-&gt;currentPage = max(<text:span text:style-name="T4">1</text:span>, intval($page));</text:p>
      <text:p text:style-name="P5"><text:span text:style-name="T2">$this</text:span>-&gt;filters = $filters;</text:p>
      <text:p text:style-name="P5"><text:span text:style-name="T2">$this</text:span>-&gt;loadData();</text:p>
      <text:p text:style-name="P5">}</text:p>
      <text:p text:style-name="P16"/>
      <text:p text:style-name="P5"><text:span text:style-name="T2">abstract</text:span> <text:span text:style-name="T2">protected</text:span> <text:span text:style-name="T2">function</text:span> loadData();</text:p>
      <text:p text:style-name="P16"/>
      <text:p text:style-name="P5"><text:span text:style-name="T2">protected</text:span> <text:span text:style-name="T2">function</text:span> getSkipCount() {</text:p>
      <text:p text:style-name="P5"><text:span text:style-name="T2">return</text:span> (<text:span text:style-name="T2">$this</text:span>-&gt;currentPage - <text:span text:style-name="T4">1</text:span>) * <text:span text:style-name="T2">static</text:span>::RECORDS_PER_PAGE;</text:p>
      <text:p text:style-name="P5">}</text:p>
      <text:p text:style-name="P16"/>
      <text:p text:style-name="P5"><text:span text:style-name="T2">protected</text:span> <text:span text:style-name="T2">function</text:span> calculateTotalPages($totalRecords) {</text:p>
      <text:p text:style-name="P5"><text:span text:style-name="T2">return</text:span> max(<text:span text:style-name="T4">1</text:span>, ceil($totalRecords / <text:span text:style-name="T2">static</text:span>::RECORDS_PER_PAGE));</text:p>
      <text:p text:style-name="P5">}</text:p>
      <text:p text:style-name="P16"/>
      <text:p text:style-name="P5"><text:span text:style-name="T2">protected</text:span> <text:span text:style-name="T2">function</text:span> generatePaginationControls($otherGets) {</text:p>
      <text:p text:style-name="P5"><text:soft-page-break/>$queryParams = <text:span text:style-name="T2">$this</text:span>-&gt;filters;</text:p>
      <text:p text:style-name="P5">$currentUrl = parse_url($_SERVER[<text:span text:style-name="T5">'REQUEST_URI'</text:span>], PHP_URL_PATH);</text:p>
      <text:p text:style-name="P5">$buildUrl = <text:span text:style-name="T2">function</text:span>($page) <text:span text:style-name="T2">use</text:span> ($queryParams, $currentUrl, $otherGets) {</text:p>
      <text:p text:style-name="P5">$params = array_merge($queryParams, [<text:span text:style-name="T5">'page'</text:span> =&gt; $page]);</text:p>
      <text:p text:style-name="P5"><text:span text:style-name="T2">return</text:span> $currentUrl . <text:span text:style-name="T5">'?'</text:span> . http_build_query($params) . $otherGets;</text:p>
      <text:p text:style-name="P5">};</text:p>
      <text:p text:style-name="P16"/>
      <text:p text:style-name="P5">$html = <text:span text:style-name="T5">'&lt;nav aria-label="Page navigation"&gt;&lt;ul class="pagination"&gt;'</text:span>;</text:p>
      <text:p text:style-name="P5">$html .= sprintf(</text:p>
      <text:p text:style-name="P5"><text:span text:style-name="T5">'&lt;li class="page-item %s"&gt;&lt;a class="page-link" href="%s"&gt;&amp;laquo;&lt;/a&gt;&lt;/li&gt;'</text:span>,</text:p>
      <text:p text:style-name="P5"><text:span text:style-name="T2">$this</text:span>-&gt;currentPage == <text:span text:style-name="T4">1</text:span> ? <text:span text:style-name="T5">'disabled'</text:span> : <text:span text:style-name="T5">''</text:span>,</text:p>
      <text:p text:style-name="P5">$buildUrl(<text:span text:style-name="T4">1</text:span>)</text:p>
      <text:p text:style-name="P5">);</text:p>
      <text:p text:style-name="P5"><text:span text:style-name="T2">for</text:span> ($i = max(<text:span text:style-name="T4">1</text:span>, <text:span text:style-name="T2">$this</text:span>-&gt;currentPage - <text:span text:style-name="T4">2</text:span>); $i &lt;= min(<text:span text:style-name="T2">$this</text:span>-&gt;totalPages, <text:span text:style-name="T2">$this</text:span>-&gt;currentPage + <text:span text:style-name="T4">2</text:span>); $i++) {</text:p>
      <text:p text:style-name="P5">$html .= sprintf(</text:p>
      <text:p text:style-name="P5"><text:span text:style-name="T5">'&lt;li class="page-item %s"&gt;&lt;a class="page-link" href="%s"&gt;%d&lt;/a&gt;&lt;/li&gt;'</text:span>,</text:p>
      <text:p text:style-name="P5">$i == <text:span text:style-name="T2">$this</text:span>-&gt;currentPage ? <text:span text:style-name="T5">'active'</text:span> : <text:span text:style-name="T5">''</text:span>,</text:p>
      <text:p text:style-name="P5">$buildUrl($i),</text:p>
      <text:p text:style-name="P5">$i</text:p>
      <text:p text:style-name="P5">);</text:p>
      <text:p text:style-name="P5">}</text:p>
      <text:p text:style-name="P5">$html .= sprintf(</text:p>
      <text:p text:style-name="P5"><text:span text:style-name="T5">'&lt;li class="page-item %s"&gt;&lt;a class="page-link" href="%s"&gt;&amp;raquo;&lt;/a&gt;&lt;/li&gt;'</text:span>,</text:p>
      <text:p text:style-name="P5"><text:span text:style-name="T2">$this</text:span>-&gt;currentPage == <text:span text:style-name="T2">$this</text:span>-&gt;totalPages ? <text:span text:style-name="T5">'disabled'</text:span> : <text:span text:style-name="T5">''</text:span>,</text:p>
      <text:p text:style-name="P5">$buildUrl(<text:span text:style-name="T2">$this</text:span>-&gt;totalPages)</text:p>
      <text:p text:style-name="P5">);</text:p>
      <text:p text:style-name="P5">$html .= <text:span text:style-name="T5">'&lt;/ul&gt;&lt;/nav&gt;'</text:span>;</text:p>
      <text:p text:style-name="P5"><text:span text:style-name="T2">return</text:span> $html;</text:p>
      <text:p text:style-name="P5">}</text:p>
      <text:p text:style-name="P5">}</text:p>
      <text:p text:style-name="P17"/>
      <text:p text:style-name="P18"/>
      <text:p text:style-name="P5"><text:span text:style-name="T2">class</text:span> LogDisplay <text:span text:style-name="T2">extends</text:span> PagedDataDisplay {</text:p>
      <text:p text:style-name="P5"><text:span text:style-name="T2">private</text:span> $log;</text:p>
      <text:p text:style-name="P5"><text:span text:style-name="T2">public</text:span> <text:span text:style-name="T2">function</text:span> __construct($page = <text:span text:style-name="T4">1</text:span>, $filters = []) {</text:p>
      <text:p text:style-name="P5"><text:span text:style-name="T2">$this</text:span>-&gt;log = <text:span text:style-name="T2">new</text:span> Log();</text:p>
      <text:p text:style-name="P5"><text:span text:style-name="T2">parent</text:span>::__construct($page, $filters);</text:p>
      <text:p text:style-name="P5">}</text:p>
      <text:p text:style-name="P16"/>
      <text:p text:style-name="P5"><text:span text:style-name="T2">protected</text:span> <text:span text:style-name="T2">function</text:span> loadData() {</text:p>
      <text:p text:style-name="P5">$result = <text:span text:style-name="T2">$this</text:span>-&gt;log-&gt;get(<text:span text:style-name="T2">$this</text:span>-&gt;getSkipCount(), <text:span text:style-name="T2">self</text:span>::RECORDS_PER_PAGE, <text:span text:style-name="T2">$this</text:span>-&gt;filters);</text:p>
      <text:p text:style-name="P5"><text:span text:style-name="T2">$this</text:span>-&gt;data = $result[<text:span text:style-name="T5">'data'</text:span>];</text:p>
      <text:p text:style-name="P5"><text:span text:style-name="T2">$this</text:span>-&gt;totalPages = <text:span text:style-name="T2">$this</text:span>-&gt;calculateTotalPages($result[<text:span text:style-name="T5">'total'</text:span>]);</text:p>
      <text:p text:style-name="P5">}</text:p>
      <text:p text:style-name="P16"/>
      <text:p text:style-name="P5"><text:span text:style-name="T2">private</text:span> <text:span text:style-name="T2">function</text:span> generateFilterForm() {</text:p>
      <text:p text:style-name="P5">$fields = [</text:p>
      <text:p text:style-name="P5"><text:span text:style-name="T5">'os'</text:span> =&gt; <text:span text:style-name="T5">'Filter OS'</text:span>,</text:p>
      <text:p text:style-name="P5"><text:span text:style-name="T5">'browser'</text:span> =&gt; <text:span text:style-name="T5">'Filter Browser'</text:span>,</text:p>
      <text:p text:style-name="P5"><text:soft-page-break/><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16"/>
      <text:p text:style-name="P5">$html = <text:span text:style-name="T5">'&lt;form method="GET" class="row g-3 mb-4"&gt;'</text:span>;</text:p>
      <text:p text:style-name="P5"><text:span text:style-name="T2">foreach</text:span> ($fields as $name =&gt; $placeholder) {</text:p>
      <text:p text:style-name="P5">$value = isset(<text:span text:style-name="T2">$this</text:span>-&gt;filters[ucfirst($name)]) ? htmlspecialchars(<text:span text:style-name="T2">$this</text:span>-&gt;filters[ucfirst($name)]) : <text:span text:style-name="T5">''</text:span>;</text:p>
      <text:p text:style-name="P5">$html .= sprintf(</text:p>
      <text:p text:style-name="P13">'&lt;div class="col-md-3"&gt;</text:p>
      <text:p text:style-name="P13">&lt;input type="text" class="form-control" name="%s" placeholder="%s" value="%s"&gt;</text:p>
      <text:p text:style-name="P5"><text:span text:style-name="T5">&lt;/div&gt;'</text:span>,</text:p>
      <text:p text:style-name="P5">$name, $placeholder, $value</text:p>
      <text:p text:style-name="P5">);</text:p>
      <text:p text:style-name="P5">}</text:p>
      <text:p text:style-name="P5">$html .= <text:span text:style-name="T5">'&lt;div class="col-12"&gt;</text:span></text:p>
      <text:p text:style-name="P13">&lt;button type="submit" class="btn btn-primary"&gt;Filter&lt;/button&gt;</text:p>
      <text:p text:style-name="P5"><text:span text:style-name="T5">&lt;/div&gt;&lt;/form&gt;'</text:span>;</text:p>
      <text:p text:style-name="P5"><text:span text:style-name="T2">return</text:span> $html;</text:p>
      <text:p text:style-name="P5">}</text:p>
      <text:p text:style-name="P16"/>
      <text:p text:style-name="P5"><text:span text:style-name="T2">public</text:span> <text:span text:style-name="T2">function</text:span> render() {</text:p>
      <text:p text:style-name="P5">$headers = [<text:span text:style-name="T5">'OS'</text:span>, <text:span text:style-name="T5">'Browser'</text:span>, <text:span text:style-name="T5">'Screen'</text:span>, <text:span text:style-name="T5">'Client Type'</text:span>, <text:span text:style-name="T5">'URI'</text:span>, <text:span text:style-name="T5">'Email'</text:span>, <text:span text:style-name="T5">'Timestamp'</text:span>];</text:p>
      <text:p text:style-name="P5">$table = <text:span text:style-name="T5">'&lt;div class="table-responsive"&gt;&lt;table class="table table-striped table-bordered"&gt;&lt;thead&gt;&lt;tr&gt;'</text:span>;</text:p>
      <text:p text:style-name="P5"><text:span text:style-name="T2">foreach</text:span> ($headers as $header) {</text:p>
      <text:p text:style-name="P5">$table .= <text:span text:style-name="T5">'&lt;th&gt;'</text:span> . $header . <text:span text:style-name="T5">'&lt;/th&gt;'</text:span>;</text:p>
      <text:p text:style-name="P5">}</text:p>
      <text:p text:style-name="P5">$table .= <text:span text:style-name="T5">'&lt;/tr&gt;&lt;/thead&gt;&lt;tbody&gt;'</text:span>;</text:p>
      <text:p text:style-name="P16"/>
      <text:p text:style-name="P5"><text:span text:style-name="T2">foreach</text:span> (<text:span text:style-name="T2">$this</text:span>-&gt;data as $row) {</text:p>
      <text:p text:style-name="P5">$table .= <text:span text:style-name="T5">'&lt;tr&gt;'</text:span>;</text:p>
      <text:p text:style-name="P5"><text:span text:style-name="T2">foreach</text:span> ($row as $value) {</text:p>
      <text:p text:style-name="P5">$table .= <text:span text:style-name="T5">'&lt;td&gt;'</text:span> . htmlspecialchars($value) . <text:span text:style-name="T5">'&lt;/td&gt;'</text:span>;</text:p>
      <text:p text:style-name="P5">}</text:p>
      <text:p text:style-name="P5">$table .= <text:span text:style-name="T5">'&lt;/tr&gt;'</text:span>;</text:p>
      <text:p text:style-name="P5">}</text:p>
      <text:p text:style-name="P5">$table .= <text:span text:style-name="T5">'&lt;/tbody&gt;&lt;/table&gt;&lt;/div&gt;'</text:span>;</text:p>
      <text:p text:style-name="P16"/>
      <text:p text:style-name="P5"><text:span text:style-name="T2">return</text:span> <text:span text:style-name="T2">$this</text:span>-&gt;generateFilterForm() . $table . <text:span text:style-name="T2">$this</text:span>-&gt;generatePaginationControls();</text:p>
      <text:p text:style-name="P5">}</text:p>
      <text:p text:style-name="P5">}</text:p>
      <text:p text:style-name="P6"/>
      <text:p text:style-name="P19">Actuellement l’appel se fait avec</text:p>
      <text:p text:style-name="P9">$viewer = <text:span text:style-name="T2">new</text:span> LogDisplay($_GET[<text:span text:style-name="T5">'page'</text:span>] ?? <text:span text:style-name="T4">1</text:span>);</text:p>
      <text:p text:style-name="P5">echo $viewer-&gt;render();</text:p>
      <text:p text:style-name="P19"/>
      <text:p text:style-name="P19">J’aimerais que la génération des filtres soit déplacé dans la classe de base. Les filtres seraient affichés si on <text:span text:style-name="T13">les</text:span> passe à la fonction render.</text:p>
      <text:p text:style-name="P19">Exemple :</text:p>
      <text:p text:style-name="P9">$filters = [</text:p>
      <text:p text:style-name="P5"><text:soft-page-break/><text:span text:style-name="T5">'os'</text:span> =&gt; <text:span text:style-name="T5">'Filter OS'</text:span>,</text:p>
      <text:p text:style-name="P5"><text:span text:style-name="T5">'browser'</text:span> =&gt; <text:span text:style-name="T5">'Filter Browser'</text:span>,</text:p>
      <text:p text:style-name="P5"><text:span text:style-name="T5">'type'</text:span> =&gt; <text:span text:style-name="T5">'Filter Client Type'</text:span>,</text:p>
      <text:p text:style-name="P5"><text:span text:style-name="T5">'uri'</text:span> =&gt; <text:span text:style-name="T5">'Filter URI'</text:span>,</text:p>
      <text:p text:style-name="P5"><text:span text:style-name="T5">'email'</text:span> =&gt; <text:span text:style-name="T5">'Filter Email'</text:span></text:p>
      <text:p text:style-name="P5">];</text:p>
      <text:p text:style-name="P5"/>
      <text:p text:style-name="P10">De plus on souhaite afficher ces listes dans des pages qui possèdent déjà des variables GET. Par exemple ?type=visitors</text:p>
      <text:p text:style-name="P10">$gets = [</text:p>
      <text:p text:style-name="P7"><text:span text:style-name="T5">'</text:span><text:span text:style-name="T13">type</text:span><text:span text:style-name="T5">'</text:span> =&gt; <text:span text:style-name="T5">'</text:span><text:span text:style-name="T13">visitors</text:span><text:span text:style-name="T5">'</text:span>,</text:p>
      <text:p text:style-name="P7">];</text:p>
      <text:p text:style-name="P7"/>
      <text:p text:style-name="P10">L’appel sera donc </text:p>
      <text:p text:style-name="P7">echo $viewer→render($<text:span text:style-name="T12">filters, </text:span><text:span text:style-name="T13">$get</text:span><text:span text:style-name="T12">)</text:span>;</text:p>
      <text:h text:style-name="Heading_20_1" text:outline-level="1"><text:span text:style-name="Strong_20_Emphasis">Mentions légales</text:span></text:h>
      <text:p text:style-name="P11"><text:span text:style-name="Strong_20_Emphasis"><text:span text:style-name="T17">(ChatGPT)</text:span></text:span></text:p>
      <text:p text:style-name="Code"><text:span text:style-name="Strong_20_Emphasis"><text:span text:style-name="T18">écrire les mention</text:span></text:span><text:span text:style-name="Strong_20_Emphasis"><text:span text:style-name="T19">s</text:span></text:span><text:span text:style-name="Strong_20_Emphasis"><text:span text:style-name="T18"> légales pour un site destiné à une association de marcheur nordique dont la présentation figure ici</text:span></text:span></text:p>
      <text:p text:style-name="Code"><text:a xlink:type="simple" xlink:href="https://myclub.alwaysdata.net/b.nw/Page.php?n=1" text:style-name="Internet_20_link" text:visited-style-name="Visited_20_Internet_20_Link"><text:span text:style-name="Strong_20_Emphasis"><text:span text:style-name="T18">https://myclub.alwaysdata.net/b.nw/Page.php?n=1</text:span></text:span></text:a></text:p>
      <text:p text:style-name="Text_20_body"><text:span text:style-name="Strong_20_Emphasis"><text:span text:style-name="T18">→ Les mentions légales d'un site web sont des informations juridiques obligatoires qui permettent d'assurer la transparence des activités en ligne et de protéger à la fois l'utilisateur et le propriétaire du site. Pour une association de marcheurs nordiques, voici un exemple de mentions légales adaptées, en prenant en compte les éléments classiques qu'une association doit inclure. Vous pourrez personnaliser ces informations selon les besoins spécifiques de votre association.</text:span></text:span></text:p>
      <text:p text:style-name="Text_20_body"><text:span text:style-name="Strong_20_Emphasis">1. Éditeur du site :</text:span></text:p>
      <text:p text:style-name="Text_20_body">Le site [nom de l'association] (ci-après « le Site ») est édité par l'Association [nom de l'association], association loi 1901, immatriculée sous le numéro [numéro SIREN/SIRET] et ayant son siège social à [adresse complète].</text:p>
      <text:p text:style-name="Text_20_body"><text:span text:style-name="Strong_20_Emphasis">2. Directeur de la publication :</text:span></text:p>
      <text:p text:style-name="Text_20_body">Le directeur de la publication du Site est [nom du responsable], en qualité de [fonction du responsable au sein de l'association].</text:p>
      <text:p text:style-name="Text_20_body"><text:span text:style-name="Strong_20_Emphasis">3. Hébergeur du site :</text:span></text:p>
      <text:p text:style-name="Text_20_body">Le Site est hébergé par [nom de l'hébergeur], dont le siège social est situé à [adresse de l'hébergeur].</text:p>
      <text:p text:style-name="Text_20_body"><text:span text:style-name="Strong_20_Emphasis">4. Propriété intellectuelle :</text:span></text:p>
      <text:p text:style-name="Text_20_body">Le contenu du Site, y compris les textes, images, logos, graphiques, vidéos, etc., est la propriété exclusive de l'Association [nom de l'association] ou de ses partenaires, et est protégé par les lois sur la propriété intellectuelle. Toute reproduction, représentation ou diffusion totale ou partielle du contenu est interdite sans l'autorisation préalable de l'Association.</text:p>
      <text:p text:style-name="Text_20_body"><text:span text:style-name="Strong_20_Emphasis">5. Objet du site :</text:span></text:p>
      <text:p text:style-name="Text_20_body"><text:soft-page-break/>Le Site a pour objet de promouvoir les activités de marche nordique, de fournir des informations sur les événements, les actualités et les programmes de l'Association, ainsi que de faciliter l'inscription des membres et des participants à des événements et activités de marche nordique.</text:p>
      <text:p text:style-name="Text_20_body"><text:span text:style-name="Strong_20_Emphasis">6. Données personnelles :</text:span></text:p>
      <text:p text:style-name="Text_20_body">Conformément à la loi « Informatique et Libertés » du 6 janvier 1978, modifiée, et au Règlement (UE) 2016/679 du Parlement Européen et du Conseil du 27 avril 2016 relatif à la protection des données personnelles (RGPD), l'Association s'engage à respecter la confidentialité des informations personnelles que vous lui communiquez.<text:line-break/>Les informations recueillies sur ce site sont destinées à l'usage exclusif de l'Association [nom de l'association] et sont utilisées dans le cadre de ses activités. Vous disposez d'un droit d'accès, de rectification, de suppression et d'opposition concernant vos données personnelles en vous adressant à [adresse email de contact].</text:p>
      <text:p text:style-name="Text_20_body"><text:span text:style-name="Strong_20_Emphasis">7. Cookies :</text:span></text:p>
      <text:p text:style-name="Text_20_body">Le Site peut être amené à utiliser des cookies pour améliorer votre expérience de navigation. Un cookie est un fichier stocké sur votre terminal qui permet d'analyser l'utilisation du Site et d'en améliorer les fonctionnalités. Vous pouvez désactiver les cookies en paramétrant votre navigateur, bien que cela puisse affecter votre expérience sur le Site.</text:p>
      <text:p text:style-name="Text_20_body"><text:span text:style-name="Strong_20_Emphasis">8. Responsabilité :</text:span></text:p>
      <text:p text:style-name="Text_20_body">L'Association [nom de l'association] met tout en œuvre pour offrir sur ce site des informations de qualité. Cependant, elle ne peut garantir l'exactitude, la complétude ou la mise à jour de ces informations. En aucun cas, l'Association ne pourra être tenue responsable de dommages directs ou indirects résultant de l'utilisation du Site, ou de l'impossibilité d'y accéder.</text:p>
      <text:p text:style-name="Text_20_body"><text:span text:style-name="Strong_20_Emphasis">9. Liens hypertextes :</text:span></text:p>
      <text:p text:style-name="Text_20_body">Le Site peut contenir des liens vers d'autres sites internet. L'Association ne saurait être responsable du contenu de ces sites, et l'insertion de ces liens n'implique aucune approbation desdits sites.</text:p>
      <text:p text:style-name="Text_20_body"><text:span text:style-name="Strong_20_Emphasis">10. Modification des mentions légales :</text:span></text:p>
      <text:p text:style-name="Text_20_body">L'Association se réserve le droit de modifier, à tout moment, les présentes mentions légales. Les modifications entreront en vigueur dès leur publication sur cette page.</text:p>
      <text:p text:style-name="Text_20_body"><text:span text:style-name="Strong_20_Emphasis">11. Loi applicable et juridiction compétente :</text:span></text:p>
      <text:p text:style-name="Text_20_body">Les présentes mentions légales sont régies par la loi française. En cas de litige, les tribunaux compétents de [ville ou région où se situe l'association] seront seuls compétents.</text:p>
      <text:h text:style-name="Heading_20_1" text:outline-level="1">Mise à jour des informations d’une personne</text:h>
      <text:p text:style-name="P23">Les données sont stockées dans cette table :</text:p>
      <text:p text:style-name="Code">CREATE TABLE "Person" (</text:p>
      <text:p text:style-name="Code"><text:tab/>"Id"<text:tab/>INTEGER,</text:p>
      <text:p text:style-name="Code"><text:tab/>"Email"<text:tab/>TEXT NOT NULL UNIQUE,</text:p>
      <text:p text:style-name="Code"><text:tab/>"Password"<text:tab/>TEXT,</text:p>
      <text:p text:style-name="Code"><text:tab/>"FirstName"<text:tab/>TEXT NOT NULL,</text:p>
      <text:p text:style-name="Code"><text:tab/>"LastName"<text:tab/>TEXT NOT NULL,</text:p>
      <text:p text:style-name="Code"><text:soft-page-break/><text:tab/>"NickName"<text:tab/>TEXT,</text:p>
      <text:p text:style-name="Code"><text:tab/>"Avatar"<text:tab/>TEXT,</text:p>
      <text:p text:style-name="Code"><text:tab/>"Token"<text:tab/>TEXT,</text:p>
      <text:p text:style-name="Code"><text:tab/>"TokenCreatedAt"<text:tab/>TEXT,</text:p>
      <text:p text:style-name="Code"><text:tab/>PRIMARY KEY("Id")</text:p>
      <text:p text:style-name="Code">);</text:p>
      <text:p text:style-name="P23">On veut un formulaire « <text:span text:style-name="T21">Bootstrap »</text:span> pour mettre à jour les champs suivants :</text:p>
      <text:list text:style-name="L8">
        <text:list-item>
          <text:p text:style-name="P41">Email (sous condition, sinon en lecture seule)</text:p>
        </text:list-item>
        <text:list-item>
          <text:p text:style-name="P41">Password</text:p>
        </text:list-item>
        <text:list-item>
          <text:p text:style-name="P41">FirstName</text:p>
        </text:list-item>
        <text:list-item>
          <text:p text:style-name="P41">LastName</text:p>
        </text:list-item>
        <text:list-item>
          <text:p text:style-name="P41">NickName</text:p>
        </text:list-item>
        <text:list-item>
          <text:p text:style-name="P41">Avatar (une combo box avec une liste d’emoji. Les emoji<text:span text:style-name="T21">s</text:span> sont des fichiers présents dans le dossier images. Tous les noms des emojis commencent par « emoji ». <text:span text:style-name="T21">La combo box affiche l’image, mais c’est le nom du fichier qui sera enregistré.</text:span></text:p>
        </text:list-item>
      </text:list>
      <text:p text:style-name="P23">Le bouton « valider » permet de mettre à jour la base de donnée avec la fonction suivante :</text:p>
      <text:p text:style-name="Code">person→setById($id, [</text:p>
      <text:p text:style-name="Code"><text:tab/>'Email' =&gt; $email,</text:p>
      <text:p text:style-name="Code"><text:tab/>'Password' =&gt; $<text:span text:style-name="T21">p</text:span>assword,</text:p>
      <text:p text:style-name="Code"><text:tab/>'FirstName' =&gt; $<text:span text:style-name="T21">f</text:span>irstName,</text:p>
      <text:p text:style-name="P22"><text:tab/>'<text:span text:style-name="T20">LastName</text:span>' =&gt; $<text:span text:style-name="T21">l</text:span><text:span text:style-name="T20">astName</text:span>,</text:p>
      <text:p text:style-name="P22"><text:tab/>'<text:span text:style-name="T20">NickName</text:span>' =&gt; $<text:span text:style-name="T21">n</text:span><text:span text:style-name="T20">ickName</text:span>,</text:p>
      <text:p text:style-name="P22"><text:tab/>'<text:span text:style-name="T20">Avatar</text:span>' =&gt; $<text:span text:style-name="T21">a</text:span><text:span text:style-name="T20">vatar</text:span>,</text:p>
      <text:p text:style-name="Code">]);</text:p>
      <text:h text:style-name="P29" text:outline-level="1">Mise à jour de <text:span text:style-name="T22">la disponibilité</text:span> d’une personne</text:h>
      <text:p text:style-name="P26">Une grille avec les 7 jours de la semaine et 2 lignes pour matin, après midi. Dans chaque case une case à cocher pour préciser la disponibilité.</text:p>
      <text:p text:style-name="P24">On veut un formulaire « <text:span text:style-name="T21">Bootstrap »</text:span> pour mettre à jour le champ ‘<text:span text:style-name="T22">availability’ qui est enregistré au format json dans un champ ‘text’.</text:span></text:p>
      <text:p text:style-name="P24">Le bouton « valider » permet de mettre à jour la base de donnée avec la fonction suivante :</text:p>
      <text:p text:style-name="P25">person→setById($id, ['<text:span text:style-name="T22">Availability</text:span>' =&gt; $<text:span text:style-name="T22">availability</text:span>]);</text:p>
      <text:h text:style-name="P30" text:outline-level="1">Mises à jour partielle</text:h>
      <text:p text:style-name="P43"><text:span text:style-name="T23">Une page qui utilise Bootstrap utilise 3 accordéons </text:span><text:span text:style-name="T8">&lt;div</text:span><text:span text:style-name="T24"> </text:span><text:span text:style-name="T10">class</text:span><text:span text:style-name="T24">=</text:span><text:span text:style-name="T3">"accordion-item"</text:span><text:span text:style-name="T8">&gt;</text:span></text:p>
      <text:p text:style-name="P42">Dans chaque accordéon, il y a un formulaire. Pour différencier quel bouton submit a été employé on utilise un champ caché « u »</text:p>
      <text:p text:style-name="P32"><text:span text:style-name="T7">&lt;input</text:span> <text:span text:style-name="T9">type</text:span>=<text:span text:style-name="T2">"hidden"</text:span> <text:span text:style-name="T9">name</text:span>=<text:span text:style-name="T2">"id"</text:span> <text:span text:style-name="T9">value</text:span>=<text:span text:style-name="T2">"</text:span><text:span text:style-name="T7">&lt;?php</text:span> echo htmlspecialchars($userData[<text:span text:style-name="T5">'Id'</text:span>]); <text:span text:style-name="T7">?&gt;</text:span><text:span text:style-name="T2">"</text:span><text:span text:style-name="T7">&gt;</text:span></text:p>
      <text:p text:style-name="P5"><text:span text:style-name="T7">&lt;input</text:span> <text:span text:style-name="T9">type</text:span>=<text:span text:style-name="T2">"hidden"</text:span> <text:span text:style-name="T9">name</text:span>=<text:span text:style-name="T2">"u"</text:span> <text:span text:style-name="T9">value</text:span>=<text:span text:style-name="T2">"profil"</text:span><text:span text:style-name="T7">&gt;</text:span></text:p>
      <text:p text:style-name="P5"><text:span text:style-name="T7"/></text:p>
      <text:p text:style-name="P42">la mise à jour des données modifiée dans la base de données se fait avec</text:p>
      <text:p text:style-name="P32"><text:soft-page-break/><text:span text:style-name="T2">if</text:span> ($_SERVER[<text:span text:style-name="T5">'REQUEST_METHOD'</text:span>] === <text:span text:style-name="T5">'POST'</text:span>) {</text:p>
      <text:p text:style-name="P5">$id = $_POST[<text:span text:style-name="T5">'id'</text:span>];</text:p>
      <text:p text:style-name="P5">$update = $_POST[<text:span text:style-name="T5">'u'</text:span>];</text:p>
      <text:p text:style-name="P5"><text:span text:style-name="T2">if</text:span>($update ==<text:span text:style-name="T5">'profil'</text:span>){</text:p>
      <text:p text:style-name="P5">$email = $_POST[<text:span text:style-name="T5">'email'</text:span>];</text:p>
      <text:p text:style-name="P5">$password = $_POST[<text:span text:style-name="T5">'password'</text:span>];</text:p>
      <text:p text:style-name="P5">$firstName = $_POST[<text:span text:style-name="T5">'firstName'</text:span>];</text:p>
      <text:p text:style-name="P5">$lastName = $_POST[<text:span text:style-name="T5">'lastName'</text:span>];</text:p>
      <text:p text:style-name="P5">$nickName = $_POST[<text:span text:style-name="T5">'nickName'</text:span>];</text:p>
      <text:p text:style-name="P5">$avatar = $_POST[<text:span text:style-name="T5">'avatar'</text:span>];</text:p>
      <text:p text:style-name="P5">$updateData = [</text:p>
      <text:p text:style-name="P5"><text:span text:style-name="T5">'Email'</text:span> =&gt; $email,</text:p>
      <text:p text:style-name="P5"><text:span text:style-name="T5">'FirstName'</text:span> =&gt; $firstName,</text:p>
      <text:p text:style-name="P5"><text:span text:style-name="T5">'LastName'</text:span> =&gt; $lastName,</text:p>
      <text:p text:style-name="P5"><text:span text:style-name="T5">'NickName'</text:span> =&gt; $nickName,</text:p>
      <text:p text:style-name="P5"><text:span text:style-name="T5">'Avatar'</text:span> =&gt; $avatar,</text:p>
      <text:p text:style-name="P5">];</text:p>
      <text:p text:style-name="P5"><text:span text:style-name="T2">if</text:span> (!empty($password)) {</text:p>
      <text:p text:style-name="P5">$updateData[<text:span text:style-name="T5">'Password'</text:span>] = PasswordManager::signPassword($password);</text:p>
      <text:p text:style-name="P5">}</text:p>
      <text:p text:style-name="P5">} <text:span text:style-name="T2">elseif</text:span>($update ==<text:span text:style-name="T5">'availability'</text:span>){</text:p>
      <text:p text:style-name="P5">$availability = $_POST[<text:span text:style-name="T5">'availability'</text:span>];</text:p>
      <text:p text:style-name="P5">$updateData = [<text:span text:style-name="T5">'Availability'</text:span> =&gt; $availability];</text:p>
      <text:p text:style-name="P5">} <text:span text:style-name="T2">elseif</text:span>($update ==<text:span text:style-name="T5">'preference'</text:span>){</text:p>
      <text:p text:style-name="P5">$preference = $_POST[<text:span text:style-name="T5">'preference'</text:span>];</text:p>
      <text:p text:style-name="P5">$updateData = [<text:span text:style-name="T5">'Preference'</text:span> =&gt; $preference];</text:p>
      <text:p text:style-name="P5">}</text:p>
      <text:p text:style-name="P5">$person-&gt;setById($id, $updateData);</text:p>
      <text:p text:style-name="P5">}</text:p>
      <text:p text:style-name="P42"/>
      <text:p text:style-name="P42">Les champs Avaibility et préférence sont des champs text qui contienne en enregistrement json.</text:p>
      <text:p text:style-name="P42">Il faut donc intercepter submit avec quelque chose qui ressemble à ça</text:p>
      <text:p text:style-name="P33">&lt;script&gt;</text:p>
      <text:p text:style-name="P5">document.querySelector(<text:span text:style-name="T5">'form'</text:span>).addEventListener(<text:span text:style-name="T5">'submit'</text:span>, <text:span text:style-name="T2">function</text:span>(e) {</text:p>
      <text:p text:style-name="P5">e.preventDefault();</text:p>
      <text:p text:style-name="P5"><text:span text:style-name="T2">const</text:span> availabilityData = [];</text:p>
      <text:p text:style-name="P5"><text:span text:style-name="T2">for</text:span>(<text:span text:style-name="T2">let</text:span> i = <text:span text:style-name="T4">0</text:span>; i &lt; <text:span text:style-name="T4">7</text:span>; i++) {</text:p>
      <text:p text:style-name="P5">availabilityData[i] = {</text:p>
      <text:p text:style-name="P5">morning: document.querySelector(<text:span text:style-name="T5">`input[name="morning_</text:span><text:span text:style-name="T2">${</text:span>i<text:span text:style-name="T2">}</text:span><text:span text:style-name="T5">"]`</text:span>).checked,</text:p>
      <text:p text:style-name="P5">afternoon: document.querySelector(<text:span text:style-name="T5">`input[name="afternoon_</text:span><text:span text:style-name="T2">${</text:span>i<text:span text:style-name="T2">}</text:span><text:span text:style-name="T5">"]`</text:span>).checked</text:p>
      <text:p text:style-name="P5">};</text:p>
      <text:p text:style-name="P5">}</text:p>
      <text:p text:style-name="P5"><text:span text:style-name="T2">const</text:span> jsonData = JSON.stringify(availabilityData);</text:p>
      <text:p text:style-name="P42"/>
      <text:p text:style-name="P42"/>
      <text:p text:style-name="P42">Comment différencier les différents boutons submit pour faire l’action qui correspond puis poster les variables créer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imbus Mono PS" svg:font-family="'Nimbus Mono PS'" style:font-adornments="Normal" style:font-pitch="fixed"/>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5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de" style:family="paragraph" style:parent-style-name="Text_20_body">
      <style:paragraph-properties fo:margin-top="0cm" fo:margin-bottom="0cm" style:contextual-spacing="false"/>
      <style:text-properties style:font-name="Nimbus Mono PS" fo:font-family="'Nimbus Mono PS'" style:font-style-name="Normal" style:font-pitch="fixed" fo:font-size="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03T07:52:17.508886104</meta:creation-date>
    <meta:editing-duration>PT6H35M8S</meta:editing-duration>
    <meta:editing-cycles>11</meta:editing-cycles>
    <meta:generator>LibreOffice/24.2.7.2$Linux_X86_64 LibreOffice_project/420$Build-2</meta:generator>
    <dc:title>Technical</dc:title>
    <dc:date>2025-01-09T18:26:30.987899784</dc:date>
    <meta:document-statistic meta:table-count="0" meta:image-count="0" meta:object-count="0" meta:page-count="13" meta:paragraph-count="492" meta:word-count="2926" meta:character-count="21191" meta:non-whitespace-character-count="18757"/>
    <meta:template xlink:type="simple" xlink:actuate="onRequest" xlink:title="Technical" xlink:href="../../../../../.config/libreoffice/4/user/template/Technical.ott" meta:date="2025-01-03T07:52:16.606689178"/>
  </office:meta>
</office:document-meta>
</file>